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043cm" style:rel-column-width="11730*"/>
    </style:style>
    <style:style style:name="Tabelle1.B" style:family="table-column">
      <style:table-column-properties style:column-width="13.956cm" style:rel-column-width="53805*"/>
    </style:style>
    <style:style style:name="Tabelle1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background-color="#b2b2b2" fo:padding="0.097cm" fo:border="0.002cm solid #000000">
        <style:background-image/>
      </style:table-cell-properties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Konzept</text:h>
      <text:p text:style-name="Text_20_body"/>
      <text:h text:style-name="Heading_20_2" text:outline-level="2">Thema: </text:h>
      <text:p text:style-name="Text_20_body">RRT* mit Modellauto. Fortbewegung in offenen Räumen und Plätzen (keine Markierungen) trotz Hindernisse</text:p>
      <text:p text:style-name="Text_20_body"/>
      <text:h text:style-name="Heading_20_2" text:outline-level="2">Lösungsansatz</text:h>
      <text:p text:style-name="Text_20_body">RRT* mit 3 Knotenzuständen sicher / nicht sicher / gesperrt</text:p>
      <text:p text:style-name="Text_20_body">Mithilfe von Sensordaten können beliebigen Punkten ein Zustand zugeordnet werden</text:p>
      <text:p text:style-name="Text_20_body">Baum wächst in beide Richtungen auf virtueller Karte</text:p>
      <text:p text:style-name="Text_20_body">Möglichkeiten der Umsetzung:</text:p>
      <text:p text:style-name="Text_20_body">A) Sobald Zielpfad gefunden den "abfahrbar" machen</text:p>
      <text:p text:style-name="Text_20_body">B) "Abfahrbarkeit" gewährleisten durch geeignete Metrik</text:p>
      <text:p text:style-name="Text_20_body">C) Beide Lösungen kombinieren, d.h. Metrik so definieren, dass es möglich ist, den Zielpfad entsprechend abzufahren</text:p>
      <text:p text:style-name="Text_20_body">Sobald Lösungspfad gefunden &amp; Schritt zu sicherem Punkt möglich: losfahren</text:p>
      <text:p text:style-name="Text_20_body">Update: Lösung B) gewählt</text:p>
      <text:p text:style-name="Text_20_body"/>
      <text:h text:style-name="Heading_20_2" text:outline-level="2">Vorgehen/notwendige Schritte</text:h>
      <text:p text:style-name="Text_20_body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Datum</text:p>
          </table:table-cell>
          <table:table-cell table:style-name="Tabelle1.B1" office:value-type="string">
            <text:p text:style-name="P1">Arbeitsschritte</text:p>
          </table:table-cell>
        </table:table-row>
        <table:table-row>
          <table:table-cell table:style-name="Tabelle1.A2" office:value-type="string">
            <text:p text:style-name="Table_20_Contents">Bis Ende November</text:p>
          </table:table-cell>
          <table:table-cell table:style-name="Tabelle1.B2" office:value-type="string">
            <text:p text:style-name="Table_20_Contents">Metriken für Abfahrbarkeit und Glättung von Trajektorien grobe Abschätzung und Vergleich</text:p>
          </table:table-cell>
        </table:table-row>
        <table:table-row>
          <table:table-cell table:style-name="Tabelle1.A2" office:value-type="string">
            <text:p text:style-name="Table_20_Contents">Anfang Dezember</text:p>
          </table:table-cell>
          <table:table-cell table:style-name="Tabelle1.B2" office:value-type="string">
            <text:p text:style-name="Table_20_Contents">Gespräch Betreuer. Inhalt: Konzept, Inhalt der Arbeit, Betreuung (2-wöchiges melden?), Vortrag</text:p>
          </table:table-cell>
        </table:table-row>
        <table:table-row>
          <table:table-cell table:style-name="Tabelle1.A2" office:value-type="string">
            <text:p text:style-name="Table_20_Contents">Anfang Januar</text:p>
          </table:table-cell>
          <table:table-cell table:style-name="Tabelle1.B2" office:value-type="string">
            <text:p text:style-name="Table_20_Contents">Vortrag vorbereiten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ASAP</text:p>
          </table:table-cell>
          <table:table-cell table:style-name="Tabelle1.B2" office:value-type="string">
            <text:p text:style-name="Table_20_Contents">Code für RRT* schreiben und optimieren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Code für Gewährleistung einer fahrbaren Trajektorie schreiben</text:p>
          </table:table-cell>
        </table:table-row>
        <table:table-row>
          <table:table-cell table:style-name="Tabelle1.A2" office:value-type="string">
            <text:p text:style-name="Table_20_Contents">Inkrementell?</text:p>
          </table:table-cell>
          <table:table-cell table:style-name="Tabelle1.B2" office:value-type="string">
            <text:p text:style-name="Table_20_Contents">Einbettung in ROS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Test im Simulator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Test im Auto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Zusätzliche Verbesserungen: Anytime, bewegliche Hindernisse, rückwärts fahren,...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h text:style-name="Heading_20_2" text:outline-level="2"><text:soft-page-break/>Probleme</text:h>
      <text:list xml:id="list8504357009083305763" text:style-name="L1">
        <text:list-item>
          <text:p text:style-name="P3">Es geht erstmal nur, vorwärts zu fahren. Was ist wenn Wenden oder rückwärts fahren gebraucht wird?</text:p>
        </text:list-item>
        <text:list-item>
          <text:p text:style-name="P3">Wie finde ich geeignete Quellen</text:p>
          <text:list>
            <text:list-item>
              <text:p text:style-name="P3">bzgl. Trajektorien?</text:p>
              <text:list>
                <text:list-item>
                  <text:p text:style-name="P3">Metriken</text:p>
                </text:list-item>
                <text:list-item>
                  <text:p text:style-name="P3">Gewährleisten von Abfahrbarkeit</text:p>
                </text:list-item>
                <text:list-item>
                  <text:p text:style-name="P3">...</text:p>
                </text:list-item>
              </text:list>
            </text:list-item>
          </text:list>
        </text:list-item>
      </text:list>
      <text:p text:style-name="Text_20_body"/>
      <text:h text:style-name="Heading_20_2" text:outline-level="2">Lösungen</text:h>
      <text:p text:style-name="Text_20_body"/>
      <text:p text:style-name="Text_20_body">Für jeden Knoten Gültigkeiten für Kindknoten definieren, abhängig von </text:p>
      <text:list xml:id="list6295962851287996447" text:style-name="L2">
        <text:list-item>
          <text:p text:style-name="P4">Max. Möglicher Lenkausschlag</text:p>
        </text:list-item>
        <text:list-item>
          <text:p text:style-name="P4">Elternknot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5H54M52S</meta:editing-duration>
    <meta:editing-cycles>6</meta:editing-cycles>
    <meta:generator>OpenOffice/4.1.1$Win32 OpenOffice.org_project/411m6$Build-9775</meta:generator>
    <dc:date>2017-12-20T16:45:28.81</dc:date>
    <meta:document-statistic meta:table-count="1" meta:image-count="0" meta:object-count="0" meta:page-count="2" meta:paragraph-count="41" meta:word-count="207" meta:character-count="1528"/>
    <meta:user-defined meta:name="Info 1"/>
    <meta:user-defined meta:name="Info 2"/>
    <meta:user-defined meta:name="Info 3"/>
    <meta:user-defined meta:name="Info 4"/>
  </office:meta>
</office:document-meta>
</file>